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f80f" officeooo:paragraph-rsid="0010f80f"/>
    </style:style>
    <style:style style:name="P2" style:family="paragraph" style:parent-style-name="Standard">
      <style:text-properties officeooo:rsid="0011cee4" officeooo:paragraph-rsid="0011cee4"/>
    </style:style>
    <style:style style:name="P3" style:family="paragraph" style:parent-style-name="Standard">
      <style:text-properties officeooo:paragraph-rsid="0012872f"/>
    </style:style>
    <style:style style:name="T1" style:family="text">
      <style:text-properties officeooo:rsid="0011cee4"/>
    </style:style>
    <style:style style:name="T2" style:family="text">
      <style:text-properties fo:color="#ce181e"/>
    </style:style>
    <style:style style:name="T3" style:family="text">
      <style:text-properties fo:color="#1c3687"/>
    </style:style>
    <style:style style:name="T4" style:family="text">
      <style:text-properties fo:color="#1c3687" officeooo:rsid="0011cee4"/>
    </style:style>
    <style:style style:name="T5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junkcia – pre viac argumentov bez ohľadu na ich poradie potrebujeme komutatívnosť a asociatívnosť aj pre t-normy.</text:p>
      <text:p text:style-name="P1"/>
      <text:p text:style-name="P1">Monotónnosť – prirodzene ak sa zväčší pravdepodobnosť (stupeň pravdepodobnosti) jedného prvku bolo by neprirodzené ak by celková pravdepodobnosť klesla.</text:p>
      <text:p text:style-name="P1"/>
      <text:p text:style-name="P3"><text:span text:style-name="T1">Okrajová podmienka hovorí o tom, že existuje hodnota (úplná pravda,”1”), ktorá pridaná k argumentom konjunkcie ich výsledok nezmení. </text:span><text:span text:style-name="T4">A </text:span><text:span text:style-name="T3">∧</text:span><text:span text:style-name="T4"> 1 = A</text:span></text:p>
      <text:p text:style-name="P3"><text:span text:style-name="T4"/></text:p>
      <text:p text:style-name="P3"><text:span text:style-name="T4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24:35.416596713</meta:creation-date>
    <dc:date>2017-10-03T20:20:13.004787982</dc:date>
    <meta:editing-duration>PT3H23M59S</meta:editing-duration>
    <meta:editing-cycles>3</meta:editing-cycles>
    <meta:generator>LibreOffice/5.4.0.3$Linux_X86_64 LibreOffice_project/40m0$Build-3</meta:generator>
    <meta:document-statistic meta:table-count="0" meta:image-count="0" meta:object-count="0" meta:page-count="1" meta:paragraph-count="3" meta:word-count="57" meta:character-count="410" meta:non-whitespace-character-count="354"/>
  </office:meta>
</office:document-meta>
</file>